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*Name: SANAA AMRELIWALA</text:span></text:p>
      <text:p text:style-name="P1"><text:span text:style-name="T1">Roll no: B4204</text:span></text:p>
      <text:p text:style-name="P1"><text:span text:style-name="T1">Class: B.E Comp (B) </text:span></text:p>
      <text:p text:style-name="P1"><text:span text:style-name="T1">*/ </text:span></text:p>
      <text:p text:style-name="P1"><text:span text:style-name="T2"/></text:p>
      <text:p text:style-name="P1"><text:span text:style-name="T3">/*Problem Statement: </text:span></text:p>
      <text:p text:style-name="P1"><text:span text:style-name="T3"><text:tab/><text:tab/><text:tab/>Write a program to find out whether given input is a noun, pronoun, verb, </text:span></text:p>
      <text:p text:style-name="P1"><text:span text:style-name="T3"><text:tab/><text:tab/><text:tab/>adverb, adjective or preposition. </text:span></text:p>
      <text:p text:style-name="P1"><text:span text:style-name="T4"/></text:p>
      <text:p text:style-name="P1"><text:span text:style-name="T5">*/ </text:span></text:p>
      <text:p text:style-name="P1"><text:span text:style-name="T6"/></text:p>
      <text:p text:style-name="P1"><text:span text:style-name="T6"/></text:p>
      <text:p text:style-name="P1"><text:span text:style-name="T7">%{ </text:span></text:p>
      <text:p text:style-name="P1"><text:span text:style-name="T7"><text:s text:c="2"/>#include&lt;stdio.h&gt; </text:span></text:p>
      <text:p text:style-name="P1"><text:span text:style-name="T7">%} </text:span></text:p>
      <text:p text:style-name="P1"><text:span text:style-name="T7">%% </text:span></text:p>
      <text:p text:style-name="P1"><text:span text:style-name="T7">(am|is|are|was|were|will|shall) {printf("\n%s= verb..\n",(char *)yytext);}; </text:span></text:p>
      <text:p text:style-name="P1"><text:span text:style-name="T7">(Aparna|Priya|Gauri|MITCOE|Pune|Kothrud|girl) {printf("\n%s=Noun..",(char *)yytext);}; </text:span></text:p>
      <text:p text:style-name="P1"><text:span text:style-name="T7">(good|bad|sad|happy) {printf("\n%s=Adjectives..",(char *)yytext);}; </text:span></text:p>
      <text:p text:style-name="P1"><text:span text:style-name="T7">%% </text:span></text:p>
      <text:p text:style-name="P1"><text:span text:style-name="T7">main() </text:span></text:p>
      <text:p text:style-name="P1"><text:span text:style-name="T7">{ </text:span></text:p>
      <text:p text:style-name="P1"><text:span text:style-name="T7">FILE *fp=fopen("i.txt","r"); </text:span></text:p>
      <text:p text:style-name="P1"><text:span text:style-name="T7">yyin=fp; </text:span></text:p>
      <text:p text:style-name="P1"><text:span text:style-name="T7">yylex(); </text:span></text:p>
      <text:p text:style-name="P1"><text:span text:style-name="T7">} </text:span></text:p>
      <text:p text:style-name="P1"><text:span text:style-name="T8"/></text:p>
      <text:p text:style-name="P1"><text:span text:style-name="T9">/* </text:span></text:p>
      <text:p text:style-name="P1"><text:span text:style-name="T9">INPUT FILE:<text:s text:c="3"/>i.txt </text:span></text:p>
      <text:p text:style-name="P1"><text:span text:style-name="T10"/></text:p>
      <text:p text:style-name="P1"><text:span text:style-name="T11">Aparna is good girl. </text:span></text:p>
      <text:p text:style-name="P1"><text:span text:style-name="T11">Gauri is happy. </text:span></text:p>
      <text:p text:style-name="P1"><text:span text:style-name="T12"/></text:p>
      <text:p text:style-name="P1"><text:span text:style-name="T13">OUTPUT: </text:span></text:p>
      <text:p text:style-name="P1"><text:span text:style-name="T14"/></text:p>
      <text:p text:style-name="P1"><text:span text:style-name="T15">ccompl04-27@ccompl0427:~$ cd Desktop </text:span></text:p>
      <text:p text:style-name="P1"><text:span text:style-name="T15">ccompl04-27@ccompl0427:~/Desktop$ lex B424260.l </text:span></text:p>
      <text:p text:style-name="P1"><text:span text:style-name="T15">ccompl04-27@ccompl0427:~/Desktop$ cc lex.yy.c -ll </text:span></text:p>
      <text:p text:style-name="P1"><text:span text:style-name="T15">ccompl04-27@ccompl0427:~/Desktop$ ./a.out </text:span></text:p>
      <text:p text:style-name="P1"><text:span text:style-name="T16"/></text:p>
      <text:p text:style-name="P1"><text:span text:style-name="T17">Aparna=Noun.. </text:span></text:p>
      <text:p text:style-name="P1"><text:span text:style-name="T17">is= verb.. </text:span></text:p>
      <text:p text:style-name="P1"><text:span text:style-name="T17"><text:s text:c="2"/></text:span></text:p>
      <text:p text:style-name="P1"><text:span text:style-name="T17">good=Adjectives.. </text:span></text:p>
      <text:p text:style-name="P1"><text:span text:style-name="T17">girl=Noun... </text:span></text:p>
      <text:p text:style-name="P1"><text:span text:style-name="T18"/></text:p>
      <text:p text:style-name="P1"><text:span text:style-name="T19">Gauri=Noun.. </text:span></text:p>
      <text:p text:style-name="P1"><text:span text:style-name="T19">is= verb.. </text:span></text:p>
      <text:p text:style-name="P1"><text:span text:style-name="T19"><text:s text:c="2"/></text:span></text:p>
      <text:p text:style-name="P1"><text:span text:style-name="T19">happy=Adjectives... </text:span></text:p>
      <text:p text:style-name="P1"><text:span text:style-name="T20"/></text:p>
      <text:p text:style-name="P1"><text:span text:style-name="T21">*/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